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49D000001A25E94DC46BF1228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127cm" svg:height="9.601cm" svg:x="1.305cm" svg:y="1.12cm">
          <draw:image xlink:href="Pictures/100002000000049D000001A25E94DC46BF1228D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6T11:25:06.057611689</meta:creation-date>
    <dc:date>2020-01-27T09:41:09.963694182</dc:date>
    <meta:editing-duration>PT26M7S</meta:editing-duration>
    <meta:editing-cycles>6</meta:editing-cycles>
    <meta:generator>LibreOffice/6.0.7.3$Linux_X86_64 LibreOffice_project/00m0$Build-3</meta:generator>
    <meta:document-statistic meta:object-count="1"/>
  </office:meta>
</office:document-meta>
</file>